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_20__28_Rounded_29_" svg:stroke-width="0.028cm" draw:marker-start-width="0.242cm" draw:marker-end-width="0.242cm" draw:stroke-linejoin="round" svg:stroke-linecap="round" draw:fill="solid" draw:fill-color="#b4c7dc" loext:fill-use-slide-background="false" draw:opacity="100%" draw:opacity-name="Transparency_20_1" draw:textarea-horizontal-align="justify" draw:textarea-vertical-align="middle" draw:auto-grow-height="false" fo:min-height="9.247cm" fo:min-width="17.817cm" fo:padding-top="0.139cm" fo:padding-bottom="0.139cm" fo:padding-left="0.264cm" fo:padding-right="0.264cm" loext:glow-radius="0cm" loext:softedge-radius="0cm" loext:decorative="false"/>
    </style:style>
    <style:style style:name="gr2" style:family="graphic" style:parent-style-name="standard">
      <style:graphic-properties draw:stroke="solid" draw:stroke-dash="Long_20_Dash_20__28_Rounded_29_" svg:stroke-width="0.028cm" svg:stroke-color="#000000" draw:marker-start-width="0.242cm" draw:marker-end-width="0.242cm" svg:stroke-linecap="round" draw:fill="solid" draw:fill-color="#dee6ef" loext:fill-use-slide-background="false" draw:opacity="100%" draw:opacity-name="" draw:textarea-horizontal-align="justify" draw:textarea-vertical-align="middle" draw:auto-grow-height="false" fo:min-height="0.992cm" fo:min-width="3.917cm" fo:padding-top="0.139cm" fo:padding-bottom="0.139cm" fo:padding-left="0.264cm" fo:padding-right="0.264cm" loext:decorative="false"/>
    </style:style>
    <style:style style:name="gr3" style:family="graphic" style:parent-style-name="standard">
      <style:graphic-properties draw:stroke="solid" draw:stroke-dash="Long_20_Dash_20__28_Rounded_29_" svg:stroke-width="0.028cm" svg:stroke-color="#000000" draw:marker-start-width="0.242cm" draw:marker-end-width="0.242cm" svg:stroke-linecap="round" draw:fill="solid" draw:fill-color="#dee6ef" loext:fill-use-slide-background="false" draw:opacity="100%" draw:opacity-name="" draw:textarea-horizontal-align="justify" draw:textarea-vertical-align="middle" draw:auto-grow-height="false" fo:min-height="0.357cm" fo:min-width="3.917cm" fo:padding-top="0.139cm" fo:padding-bottom="0.139cm" fo:padding-left="0.264cm" fo:padding-right="0.264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">
      <style:graphic-properties draw:stroke="solid" draw:stroke-dash="Long_20_Dash_20__28_Rounded_29_" svg:stroke-width="0.028cm" svg:stroke-color="#000000" draw:marker-start-width="0.242cm" draw:marker-end-width="0.242cm" svg:stroke-linecap="round" draw:fill="solid" draw:fill-color="#dee6ef" loext:fill-use-slide-background="false" draw:opacity="100%" draw:opacity-name="" draw:textarea-horizontal-align="justify" draw:textarea-vertical-align="middle" draw:auto-grow-height="false" fo:min-height="6.072cm" fo:min-width="0.201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solid" draw:stroke-dash="Long_20_Dash_20__28_Rounded_29_" svg:stroke-width="0.028cm" svg:stroke-color="#000000" draw:marker-start-width="0.242cm" draw:marker-end-width="0.242cm" svg:stroke-linecap="round" draw:fill="solid" draw:fill-color="#dee6ef" loext:fill-use-slide-background="false" draw:opacity="100%" draw:opacity-name="" draw:textarea-horizontal-align="justify" draw:textarea-vertical-align="middle" draw:auto-grow-height="false" fo:min-height="0.992cm" fo:min-width="2.527cm" fo:padding-top="0.139cm" fo:padding-bottom="0.139cm" fo:padding-left="0.264cm" fo:padding-right="0.264cm" loext:decorative="false"/>
    </style:style>
    <style:style style:name="P1" style:family="paragraph">
      <loext:graphic-properties draw:fill="solid" draw:fill-color="#b4c7dc" draw:opacity="100%" draw:opacity-name="Transparency_20_1"/>
      <style:paragraph-properties fo:text-align="center"/>
    </style:style>
    <style:style style:name="P2" style:family="paragraph">
      <loext:graphic-properties draw:fill="solid" draw:fill-color="#dee6ef" draw:opacity="100%"/>
      <style:paragraph-properties fo:text-align="center"/>
    </style:style>
    <style:style style:name="P3" style:family="paragraph">
      <style:paragraph-properties style:text-autospace="none"/>
      <style:text-properties fo:color="#000000" loext:opacity="100%"/>
    </style:style>
    <style:style style:name="P4" style:family="paragraph">
      <loext:graphic-properties draw:fill="none" draw:fill-color="#ffffff"/>
      <style:paragraph-properties style:text-autospace="none"/>
      <style:text-properties fo:color="#000000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style:text-autospace="none"/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45cm" svg:height="9.525cm" svg:x="2.27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27cm" svg:x="10.207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0.635cm" svg:x="15.922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45cm" svg:height="1.27cm" svg:x="10.206cm" svg:y="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93cm" svg:height="0.953cm" svg:x="10.206cm" svg:y="4.235cm">
          <draw:text-box>
            <text:p text:style-name="P3"><text:span text:style-name="T1">int[] cartArray</text:span></text:p>
          </draw:text-box>
        </draw:frame>
        <draw:custom-shape draw:style-name="gr3" draw:text-style-name="P2" draw:layer="layout" svg:width="4.445cm" svg:height="0.635cm" svg:x="15.921cm" svg:y="4.23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64cm" svg:y1="4.652cm" svg:x2="15.921cm" svg:y2="4.652cm">
          <text:p/>
        </draw:line>
        <draw:custom-shape draw:style-name="gr2" draw:text-style-name="P2" draw:layer="layout" svg:width="4.445cm" svg:height="1.27cm" svg:x="10.206cm" svg:y="7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93cm" svg:height="0.953cm" svg:x="10.206cm" svg:y="7.035cm">
          <draw:text-box>
            <text:p text:style-name="P3"><text:span text:style-name="T1">int[] cartArray</text:span></text:p>
          </draw:text-box>
        </draw:frame>
        <draw:custom-shape draw:style-name="gr3" draw:text-style-name="P2" draw:layer="layout" svg:width="4.445cm" svg:height="0.635cm" svg:x="15.921cm" svg:y="7.03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64cm" svg:y1="7.452cm" svg:x2="15.921cm" svg:y2="7.452cm">
          <text:p/>
        </draw:line>
        <draw:frame draw:style-name="gr6" draw:text-style-name="P6" draw:layer="layout" svg:width="3.175cm" svg:height="1.27cm" svg:x="10.207cm" svg:y="5.375cm">
          <draw:text-box>
            <text:p>...</text:p>
          </draw:text-box>
        </draw:frame>
        <draw:custom-shape draw:style-name="gr7" draw:text-style-name="P2" draw:layer="layout" svg:width="0.729cm" svg:height="6.35cm" svg:x="7.437cm" svg:y="2.83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65cm" svg:y1="3.252cm" svg:x2="15.922cm" svg:y2="3.252cm">
          <text:p/>
        </draw:line>
        <draw:line draw:style-name="gr5" draw:text-style-name="P5" draw:layer="layout" svg:x1="7.667cm" svg:y1="3.47cm" svg:x2="10.207cm" svg:y2="3.152cm">
          <text:p/>
        </draw:line>
        <draw:line draw:style-name="gr5" draw:text-style-name="P5" draw:layer="layout" svg:x1="7.667cm" svg:y1="4.035cm" svg:x2="10.207cm" svg:y2="4.422cm">
          <text:p/>
        </draw:line>
        <draw:line draw:style-name="gr5" draw:text-style-name="P5" draw:layer="layout" svg:x1="7.667cm" svg:y1="5.487cm" svg:x2="10.207cm" svg:y2="7.28cm">
          <text:p/>
        </draw:line>
        <draw:frame draw:style-name="gr6" draw:text-style-name="P6" draw:layer="layout" svg:width="1.588cm" svg:height="1.27cm" svg:x="1.317cm" svg:y="5.375cm">
          <draw:text-box>
            <text:p/>
          </draw:text-box>
        </draw:frame>
        <draw:frame draw:style-name="gr4" draw:text-style-name="P4" draw:layer="layout" svg:width="3.493cm" svg:height="0.953cm" svg:x="10.207cm" svg:y="2.835cm">
          <draw:text-box>
            <text:p text:style-name="P3"><text:span text:style-name="T1">int[] cartArray</text:span></text:p>
          </draw:text-box>
        </draw:frame>
        <draw:frame draw:style-name="gr4" draw:text-style-name="P4" draw:layer="layout" svg:width="3.493cm" svg:height="0.953cm" svg:x="10.008cm" svg:y="2.236cm">
          <draw:text-box>
            <text:p text:style-name="P3"><text:span text:style-name="T1">Cart</text:span></text:p>
          </draw:text-box>
        </draw:frame>
        <draw:custom-shape draw:style-name="gr8" draw:text-style-name="P2" draw:layer="layout" svg:width="3.055cm" svg:height="1.27cm" svg:x="2.707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93cm" svg:height="0.953cm" svg:x="2.709cm" svg:y="2.837cm">
          <draw:text-box>
            <text:p text:style-name="P3"><text:span text:style-name="T2">Cart[] carts</text:span></text:p>
          </draw:text-box>
        </draw:frame>
        <draw:line draw:style-name="gr5" draw:text-style-name="P5" draw:layer="layout" svg:x1="5.127cm" svg:y1="3.222cm" svg:x2="7.35cm" svg:y2="2.905cm">
          <text:p/>
        </draw:line>
        <draw:frame draw:style-name="gr4" draw:text-style-name="P4" draw:layer="layout" svg:width="3.493cm" svg:height="0.953cm" svg:x="2.51cm" svg:y="2.238cm">
          <draw:text-box>
            <text:p text:style-name="P7"><text:span text:style-name="T1">CartRepository</text:span></text:p>
          </draw:text-box>
        </draw:frame>
        <draw:frame draw:style-name="gr6" draw:text-style-name="P6" draw:layer="layout" svg:width="3.175cm" svg:height="1.27cm" svg:x="7.308cm" svg:y="4.17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4:43:41.899045285</meta:creation-date>
    <dc:date>2023-12-01T15:13:13.542848526</dc:date>
    <meta:editing-duration>PT29M33S</meta:editing-duration>
    <meta:editing-cycles>13</meta:editing-cycles>
    <meta:generator>LibreOffice/7.6.3.2$Linux_X86_64 LibreOffice_project/60$Build-2</meta:generator>
    <meta:document-statistic meta:object-count="25"/>
  </office:meta>
</office:document-meta>
</file>